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Calibri" svg:font-family="Calibri, sans-serif"/>
    <style:font-face style:name="Calisto MT" svg:font-family="'Calisto MT', 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5323" officeooo:paragraph-rsid="001e5323"/>
    </style:style>
    <style:style style:name="P2" style:family="paragraph" style:parent-style-name="Standard">
      <style:paragraph-properties fo:text-align="center" style:justify-single-word="false"/>
      <style:text-properties fo:font-size="24pt" officeooo:rsid="001e5323" officeooo:paragraph-rsid="001e5323" style:font-size-asian="24pt" style:font-size-complex="24pt"/>
    </style:style>
    <style:style style:name="P3" style:family="paragraph" style:parent-style-name="Standard" style:list-style-name="L1">
      <style:text-properties officeooo:rsid="001e5323" officeooo:paragraph-rsid="001e5323"/>
    </style:style>
    <style:style style:name="P4" style:family="paragraph" style:parent-style-name="Standard">
      <style:paragraph-properties fo:text-align="start" style:justify-single-word="false"/>
      <style:text-properties fo:font-size="12pt" officeooo:rsid="00216c82" officeooo:paragraph-rsid="00216c82" style:font-size-asian="12pt" style:font-size-complex="12pt"/>
    </style:style>
    <style:style style:name="P5" style:family="paragraph" style:parent-style-name="Standard">
      <style:paragraph-properties fo:text-align="start" style:justify-single-word="false"/>
      <style:text-properties fo:font-size="12pt" officeooo:rsid="0022dd50" officeooo:paragraph-rsid="0022dd50" style:font-size-asian="12pt" style:font-size-complex="12pt"/>
    </style:style>
    <style:style style:name="P6"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2f5597" loext:opacity="100%" style:font-name="Calisto MT" fo:font-size="20pt" fo:letter-spacing="normal" fo:font-style="normal" fo:font-weight="bold"/>
    </style:style>
    <style:style style:name="P7" style:family="paragraph" style:parent-style-name="Text_20_body">
      <style:paragraph-properties fo:text-align="center" style:justify-single-word="false"/>
      <style:text-properties fo:font-variant="normal" fo:text-transform="none" fo:color="#2f5597" loext:opacity="100%" style:font-name="Calisto MT" fo:font-size="20pt" fo:letter-spacing="normal" fo:font-style="normal" fo:font-weight="bold" officeooo:rsid="00200dec" officeooo:paragraph-rsid="001e5323"/>
    </style:style>
    <style:style style:name="P8"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2f5597" loext:opacity="100%" fo:letter-spacing="normal"/>
    </style:style>
    <style:style style:name="P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22222" loext:opacity="100%" fo:letter-spacing="normal"/>
    </style:style>
    <style:style style:name="P10"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222222" loext:opacity="100%" fo:letter-spacing="normal"/>
    </style:style>
    <style:style style:name="P11"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222222" loext:opacity="100%" style:font-name="Calisto MT" fo:font-size="16pt" fo:letter-spacing="normal" fo:font-style="normal" fo:font-weight="bold"/>
    </style:style>
    <style:style style:name="P12"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222222" loext:opacity="100%" style:font-name="Arial" fo:font-size="12pt" fo:letter-spacing="normal" fo:font-style="normal" fo:font-weight="normal"/>
    </style:style>
    <style:style style:name="P13"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222222" loext:opacity="100%" style:font-name="Calibri" fo:font-size="12pt" fo:letter-spacing="normal" fo:font-style="normal" fo:font-weight="bold" style:font-size-asian="12pt" style:font-size-complex="12pt"/>
    </style:style>
    <style:style style:name="P14"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 fo:font-size="12pt" fo:letter-spacing="normal" fo:font-style="normal" fo:font-weight="normal" style:font-size-asian="12pt" style:font-size-complex="12pt"/>
    </style:style>
    <style:style style:name="P15"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222222" loext:opacity="100%" fo:font-size="12pt" fo:letter-spacing="normal" style:font-size-asian="12pt" style:font-size-complex="12pt"/>
    </style:style>
    <style:style style:name="P16" style:family="paragraph" style:parent-style-name="Text_20_body">
      <style:paragraph-properties fo:margin-left="0in" fo:margin-right="0in" fo:orphans="2" fo:widows="2" fo:text-indent="0in" style:auto-text-indent="false"/>
      <style:text-properties fo:font-variant="normal" fo:text-transform="none" fo:color="#222222" loext:opacity="100%" fo:font-size="12pt" fo:letter-spacing="normal" style:font-size-asian="12pt" style:font-size-complex="12pt"/>
    </style:style>
    <style:style style:name="P17"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00b0f0" loext:opacity="100%" style:font-name="Calibri" fo:font-size="22pt" fo:letter-spacing="normal" fo:font-style="normal" fo:font-weight="bold"/>
    </style:style>
    <style:style style:name="P18"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0070c0" loext:opacity="100%" fo:letter-spacing="normal"/>
    </style:style>
    <style:style style:name="P19"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ff0000" loext:opacity="100%" style:font-name="Calibri" fo:font-size="16pt" fo:letter-spacing="normal" fo:font-style="normal" fo:font-weight="bold"/>
    </style:style>
    <style:style style:name="P20"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ff0000" loext:opacity="100%" fo:font-size="12pt" fo:letter-spacing="normal" style:font-size-asian="12pt" style:font-size-complex="12pt"/>
    </style:style>
    <style:style style:name="T1" style:family="text">
      <style:text-properties officeooo:rsid="001f0172"/>
    </style:style>
    <style:style style:name="T2" style:family="text">
      <style:text-properties fo:color="#201f1e" loext:opacity="100%" style:font-name="Calisto MT" fo:font-size="14pt"/>
    </style:style>
    <style:style style:name="T3" style:family="text">
      <style:text-properties fo:color="#000000" loext:opacity="100%"/>
    </style:style>
    <style:style style:name="T4" style:family="text">
      <style:text-properties fo:color="#000000" loext:opacity="100%" style:font-name="Calisto MT" fo:font-size="14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epartment of Mathematics and Systems Engineering</text:p>
      <text:p text:style-name="P8"> </text:p>
      <text:p text:style-name="P6">Graduate Student Seminar</text:p>
      <text:p text:style-name="P9"> </text:p>
      <text:p text:style-name="P9"> </text:p>
      <text:p text:style-name="P17">A Weakened Palais-Smale Condition via the Borwein-Preiss Variational Principle </text:p>
      <text:p text:style-name="P10"> </text:p>
      <text:p text:style-name="P11">Speaker: Lily DiPaulo</text:p>
      <text:p text:style-name="P10"> </text:p>
      <text:p text:style-name="P12"><text:span text:style-name="T2">Lily DiPaulo is</text:span><text:span text:style-name="T3"> </text:span><text:span text:style-name="T4">a </text:span><text:span text:style-name="T2">student in Mathematical Sciences at </text:span><text:span text:style-name="T4">Florida Tech</text:span></text:p>
      <text:p text:style-name="P18"> </text:p>
      <text:p text:style-name="P19">Wednesday, March 12, 2025 , 4-4:50pm, Crawford Bldg., Room 404</text:p>
      <text:p text:style-name="P20"> </text:p>
      <text:p text:style-name="P13">Abstract:</text:p>
      <text:p text:style-name="P15"> </text:p>
      <text:p text:style-name="P14">Variational methods for nonlinear PDEs infinite-dimensional spaces traditionally may rely on the Palais–Smale condition, which requires compactness. Our work focuses on the Borwein–Preiss variational principle, which may be used to construct an almost-critical sequence given that the functional is lower semicontinuous. If the underlying space is Radon–Riesz, then weakly convergent subsequences become strongly convergent, yielding a true critical point. In this sense, we may weaken the Palais–Smale condition to only require lower semicontinuous functionals and the Radon–Riesz property. In this talk, we begin by introducing foundational material in functional analysis, such as Banach Spaces, Sobolev Spaces, and the Radon-Riesz property. Then, we will discuss both the Ekeland and Borwein-Preiss variational principles. Finally, we will demonstrate the weakened alternative to the Palais–Smale condition through its application to a semilinear elliptic PDE lacking compactness. </text:p>
      <text:p text:style-name="P16"> </text:p>
      <text:p text:style-name="P4"><text:soft-page-break/>Gave a good review of Functional Analysis as a foundation to is material.</text:p>
      <text:p text:style-name="P4"/>
      <text:p text:style-name="P5">He went into Hilbert Sobolev spac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Calibri" svg:font-family="Calibri, sans-serif"/>
    <style:font-face style:name="Calisto MT" svg:font-family="'Calisto MT', 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5T15:55:18.589233463</meta:creation-date>
    <meta:generator>LibreOffice/24.2.7.2$Linux_X86_64 LibreOffice_project/420$Build-2</meta:generator>
    <dc:date>2025-03-12T16:34:48.605992029</dc:date>
    <meta:editing-duration>PT25M27S</meta:editing-duration>
    <meta:editing-cycles>5</meta:editing-cycles>
    <meta:document-statistic meta:table-count="0" meta:image-count="0" meta:object-count="0" meta:page-count="2" meta:paragraph-count="19" meta:word-count="200" meta:character-count="1413" meta:non-whitespace-character-count="1218"/>
  </office:meta>
</office:document-meta>
</file>